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Text_20_body">
      <style:paragraph-properties fo:break-before="page"/>
      <style:text-properties style:font-name="Calibri1"/>
    </style:style>
    <style:style style:name="P23" style:family="paragraph" style:parent-style-name="Dialog">
      <style:paragraph-properties fo:margin-left="1.249cm" fo:margin-right="0cm" fo:text-indent="0cm" style:auto-text-indent="false"/>
      <style:text-properties style:font-name="Calibri1"/>
    </style:style>
    <style:style style:name="P24" style:family="paragraph" style:parent-style-name="Text_20_body">
      <style:paragraph-properties fo:margin-left="1.249cm" fo:margin-right="0cm" fo:text-indent="0cm" style:auto-text-indent="false"/>
      <style:text-properties style:font-name="Calibri1"/>
    </style:style>
    <style:style style:name="P25" style:family="paragraph" style:parent-style-name="Wierszyk">
      <style:paragraph-properties fo:margin-left="1.249cm" fo:margin-right="0cm" fo:margin-top="0cm" fo:margin-bottom="0cm" fo:line-height="100%" fo:text-indent="0cm" style:auto-text-indent="false"/>
    </style:style>
    <style:style style:name="P26" style:family="paragraph" style:parent-style-name="Dialog">
      <style:paragraph-properties fo:margin-left="1.251cm" fo:margin-right="0cm" fo:text-indent="0cm" style:auto-text-indent="false"/>
    </style:style>
    <style:style style:name="P27" style:family="paragraph" style:parent-style-name="Dialog">
      <style:paragraph-properties fo:margin-left="1.251cm" fo:margin-right="0cm" fo:text-indent="0cm" style:auto-text-indent="false"/>
      <style:text-properties style:font-name="Calibri1"/>
    </style:style>
    <style:style style:name="P28" style:family="paragraph" style:parent-style-name="Heading" style:master-page-name="Standard">
      <style:paragraph-properties style:page-number="auto"/>
      <style:text-properties fo:language="pl" fo:country="PL"/>
    </style:style>
    <style:style style:name="P29" style:family="paragraph" style:parent-style-name="Heading_20_2">
      <style:text-properties style:font-name="Calibri1"/>
    </style:style>
    <style:style style:name="P30" style:family="paragraph" style:parent-style-name="Heading_20_2">
      <style:paragraph-properties fo:break-before="page"/>
      <style:text-properties fo:language="pl" fo:country="PL"/>
    </style:style>
    <style:style style:name="P31" style:family="paragraph" style:parent-style-name="Dialog">
      <style:text-properties style:font-name="Calibri1"/>
    </style:style>
    <style:style style:name="P32" style:family="paragraph" style:parent-style-name="Dialog">
      <style:text-properties style:font-name="Calibri1" fo:language="pl" fo:country="PL"/>
    </style:style>
    <style:style style:name="P33" style:family="paragraph" style:parent-style-name="Dialog">
      <style:text-properties fo:language="pl" fo:country="PL"/>
    </style:style>
    <style:style style:name="P34" style:family="paragraph" style:parent-style-name="Dialog">
      <style:paragraph-properties fo:margin-left="1.249cm" fo:margin-right="0cm" fo:text-indent="0cm" style:auto-text-indent="false"/>
      <style:text-properties style:font-name="Calibri1"/>
    </style:style>
    <style:style style:name="P3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name="Calibri1"/>
    </style:style>
    <style:style style:name="T15"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ynastia Sobieskich – tom I, „Krwawa Elekcja”</text:p>
      <text:list xml:id="list8049980156588069669" text:style-name="Outline">
        <text:list-item>
          <text:h text:style-name="P30" text:outline-level="1" text:restart-numbering="true" text:start-value="-1"/>
        </text:list-item>
      </text:list>
      <text:p text:style-name="P1"/>
      <text:p text:style-name="Dialog">„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Pietrek, myślisz że to...”</text:p>
      <text:p text:style-name="P17">„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Gęsicki, musimy ich znieść, wszystkich...”</text:p>
      <text:p text:style-name="Dialog">Gęsicki krzyknął do Ostrowskiego i Buzułła:</text:p>
      <text:p text:style-name="Dialog">„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Coście za jedni?”</text:p>
      <text:p text:style-name="P17">„My tutejse, z Majdana<text:span text:style-name="T1">.”</text:span></text:p>
      <text:p text:style-name="P17">„Co tu robicie?”</text:p>
      <text:p text:style-name="P17">„Tatary nas ciongły, a potem tu ostawiły...”</text:p>
      <text:p text:style-name="P17">„A gdzie wasi rodzice?”</text:p>
      <text:p text:style-name="P17">„Une ich ubiły, zanim nas ciongły...”</text:p>
      <text:p text:style-name="P17">„A Tatary gdzie? Wiele ich?”</text:p>
      <text:p text:style-name="P17">„Ja nie wiem panie, jak nas ostawiły to skoro uciekały, nie bijcie!”</text:p>
      <text:p text:style-name="P17"><text:soft-page-break/>„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Patrzcie to ten wielki wojownik, co z chłopami walczy, a przed nami ucieka!”</text:p>
      <text:p text:style-name="P17">„W łeb go od razu!”</text:p>
      <text:p text:style-name="P17">„Nie, pobawmy się z nim trochę!”</text:p>
      <text:p text:style-name="P17">„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Witamy waszmościów pancernych, widno na poważną potrzebę się zanosi, gdy razem podążamy!”</text:p>
      <text:p text:style-name="P17">„Witamy, słyszę że panowie Wołosza dobrze już mową polską władacie?”</text:p>
      <text:p text:style-name="P17">„Bo przecie u nas prawie wszyscy Polacy, a nawet szlachta. Król zaciągi wydając kazał nie ufać cudzoziemcom, tak i u nas kilku tylko prawdziwych Wołoch. Jam zaś urodzony Stefan Ostrowski z Mazowsza, i mój poczet krewniaków.”</text:p>
      <text:p text:style-name="P17">„Przebóg, toć i ja z Mazowsza, Stanisław Starczyński, a to moi pocztowi panowie Piotrowski i Wyczyński. Skąd Waszmość pochodzisz?”</text:p>
      <text:p text:style-name="P17">„Z Ostrówka, zaścianku pod Konstancinem, gdzie się dobra Gosiewskich senatorstwa zaczynają...”</text:p>
      <text:p text:style-name="P17">„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Słyszę iż Waść wiernym jegomości hetman jesteś sekundantem, tak się nad ludem litując. To i pan hetman ludowi w głowach przewraca, do wojaczki a nie do pługa go nawołując.”</text:p>
      <text:p text:style-name="P17">„Wielkie zasługi nam przecie chłopi oddali, o postojach Tatarów znać nam dając, a i onych nawet szarpiąc. Że Tatar ludowi ciężkim rozbójnikiem, złość ludu wykorzystać przeciw wrogowi <text:span text:style-name="T9">się godzi.”</text:span></text:p>
      <text:p text:style-name="P17">„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Ale teraz pono Moskwa nasz aliant przeciw Turczynowi. Jak Waszmość to widzisz, ruszą nam z pomocą?”</text:p>
      <text:p text:style-name="P17">„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7">d Gerej</text:span><text:span text:style-name="T3">ó</text:span><text:span text:style-name="T7">w rz</text:span><text:span text:style-name="T3">ą</text:span><text:span text:style-name="T7">dzi</text:span><text:span text:style-name="T3">ł</text:span><text:span text:style-name="T7"> Chanatem Krymskim od jego oddzielenia si</text:span><text:span text:style-name="T3">ę</text:span><text:span text:style-name="T7"> od Z</text:span><text:span text:style-name="T3">ł</text:span><text:span text:style-name="T7">otej Ordy w po</text:span><text:span text:style-name="T3">ł</text:span><text:span text:style-name="T7">owie XV wieku. W rzeczywistej historii rz</text:span><text:span text:style-name="T3">ą</text:span><text:span text:style-name="T7">dy Gerej</text:span><text:span text:style-name="T3">ó</text:span><text:span text:style-name="T7">w zako</text:span><text:span text:style-name="T3">ń</text:span><text:span text:style-name="T7">czy</text:span><text:span text:style-name="T3">ł podbój </text:span><text:span text:style-name="T7">Krymu przez Rosj</text:span><text:span text:style-name="T3">ę</text:span><text:span text:style-name="T7"> pod koniec XVIII wieku. W historii alternatywnej, opisanej w niniejszym cyklu, b</text:span><text:span text:style-name="T3">ę</text:span><text:span text:style-name="T7">dzie, oczywi</text:span><text:span text:style-name="T3">ś</text:span><text:span text:style-name="T7">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Cóż to mości strażniku, nowych ludzi na czele chorągwi mi puszczacie?”</text:p>
      <text:p text:style-name="P17">„Wasza wielmożność, to pan Ostrowski zastąpił wczoraj pana Pruszkowskiego, gdy ten ubit...”</text:p>
      <text:p text:style-name="P17">„A słyszałem, powiadali mi już jak to waszmość chorągiew zebrał i potężnie dalej gromił”, <text:s/>zwrócił się hetman do Ostrowskiego,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mówił dalej pan hetman do żołnierzy straży przedniej,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7">wietno</text:span><text:span text:style-name="T3">ś</text:span><text:span text:style-name="T7">ci</text:span><text:span text:style-name="T3">ą</text:span><text:span text:style-name="T7"> Rzeczypospolitej Wielu Narod</text:span><text:span text:style-name="T3">ó</text:span><text:span text:style-name="T7">w nie t</text:span><text:span text:style-name="T3">ę</text:span><text:span text:style-name="T7">skni</text:span><text:span text:style-name="T3">ł</text:span><text:span text:style-name="T7"> ani j</text:span><text:span text:style-name="T3">ą</text:span><text:span text:style-name="T7"> nawet pami</text:span><text:span text:style-name="T3">ę</text:span><text:span text:style-name="T7">ta</text:span><text:span text:style-name="T3">ł</text:span>.</text:p>
      <text:p text:style-name="P1"/>
      <text:list xml:id="list36467568" text:continue-numbering="true" text:style-name="Outline">
        <text:list-item>
          <text:h text:style-name="P30"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7">-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z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oft-page-break/>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P17">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5"/>
      <text:p text:style-name="P16">* <text:s/>* <text:s/>*</text:p>
      <text:p text:style-name="P15"/>
      <text:p text:style-name="P1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text:soft-page-break/>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3"><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3"><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7"><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7"><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7"><text:soft-page-break/><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7"><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5">- Twój syn jak statysta przemawia - wtrącił jeden z krewnych - dobrze synów w świat wysyłać.</text:p>
      <text:p text:style-name="P15">- Chcesz abyśmy z panem Sobieskim trzymali, a przecie to jeden z możnych magnatów, co własną politykę uprawiają</text:p>
      <text:p text:style-name="P15">- Chcę abyśmy z Sobieskim trzymali, bo on jeden ojczyznę broni, gdy nawet król z inszymi możnymi rodami trzyma i politykę ich prowadzi.</text:p>
      <text:p text:style-name="P15">- Prawda to, króla-śmy wybrali Piasta aby ze szlachtą trzyma i jej praw bronił, a on litewskimi magnatami trzyma a z Habsburgami się znosi - podniosły się głosy.</text:p>
      <text:p text:style-name="P3">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96</dc:date><text:p text:style-name="P35"><text:span text:style-name="T15">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97</dc:date><text:p text:style-name="P35"><text:span text:style-name="T15">Sformułowanie anachroniczne</text:span></text:p></office:annotation><text:span text:style-name="T3">bycie tubą propagandową</text:span><office:annotation-end office:name="__Annotation__2400_2028586140"/><text:span text:style-name="T3"> hetmana wielkiego.</text:span></text:p>
      <text:p text:style-name="P15">- to nawet dobrze, przecie pan Sobieski wierny jest temu, co głosi, dla ojczyzny się poświęca - odparł 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3"><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3"><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7"><text:soft-page-break/><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7"><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7"><text:span text:style-name="T3">- </text:span><text:span text:style-name="T7">Co mi po tej obronie? Samowola Pana Wojewody za ord</text:span><text:span text:style-name="T3">ę</text:span><text:span text:style-name="T7">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3">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7"><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7"><text:span text:style-name="T7">-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7"><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3">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0"/>
      <text:p text:style-name="P17"><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7"><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7"><text:soft-page-break/><text:span text:style-name="T3">- Czy planuje wasza dostojno</text:span><text:span text:style-name="T3">ść</text:span><text:span text:style-name="T3"> kontrowersyjne posuni</text:span><text:span text:style-name="T3">ę</text:span><text:span text:style-name="T3">cia?</text:span></text:p>
      <text:p text:style-name="P17">-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3"><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6"/>
      <text:p text:style-name="P1"><text:soft-page-break/></text:p>
      <text:list xml:id="list36447013" text:continue-numbering="true" text:style-name="Outline">
        <text:list-item>
          <text:h text:style-name="P30" text:outline-level="1"/>
        </text:list-item>
      </text:list>
      <text:p text:style-name="P3">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7">ski przybieg</text:span><text:span text:style-name="T3">ł</text:span><text:span text:style-name="T7"> z nowin</text:span><text:span text:style-name="T3">ą</text:span><text:span text:style-name="T7">.</text:span></text:p>
      <text:p text:style-name="P17"><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7"><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6"/>
      <text:p text:style-name="P6"><text:soft-page-break/></text:p>
      <text:list xml:id="list36463135" text:continue-numbering="true" text:style-name="Outline">
        <text:list-item>
          <text:h text:style-name="P30" text:outline-level="1"/>
        </text:list-item>
      </text:list>
      <text:p text:style-name="P3">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3">pact</text:span><text:span text:style-name="T6">ó</text:span><text:span text:style-name="T13">w convent</text:span><text:span text:style-name="T6">ó</text:span><text:span text:style-name="T13">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7"><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7"><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7"><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7"><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3"><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0"/>
      <text:p text:style-name="P11">* * *</text:p>
      <text:p text:style-name="P11"/>
      <text:p text:style-name="P4"><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36472474" text:continue-numbering="true" text:style-name="Outline">
        <text:list-item>
          <text:h text:style-name="P30" text:outline-level="1"/>
        </text:list-item>
      </text:list>
      <text:p text:style-name="P3">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7"><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7"><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0"><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7"><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7"><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7"><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7"><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19"/>
      <text:p text:style-name="P12">* * *</text:p>
      <text:p text:style-name="P19"/>
      <text:p text:style-name="P3"><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7"><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7"><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7"><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19"/>
      <text:p text:style-name="P12">* * *</text:p>
      <text:p text:style-name="P19"/>
      <text:p text:style-name="P3"><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2">* * *</text:p>
      <text:p text:style-name="P19"/>
      <text:p text:style-name="P3"><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7"><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36459951" text:continue-numbering="true" text:style-name="Outline">
        <text:list-item>
          <text:h text:style-name="P30" text:outline-level="1"/>
        </text:list-item>
      </text:list>
      <text:p text:style-name="P3">„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Wiecie o wielkiej przyja<text:span text:style-name="T3">źni, jaką od wieków królowie Francji do tego tutaj królestwa żywią”, mówił de Bethume, ignorując głosy z sali „Turków to przyjaciele, nie nasi!”. </text:span></text:p>
      <text:p text:style-name="P17"><text:span text:style-name="T3">Ciągnął niezrażony: </text:span></text:p>
      <text:p text:style-name="P17"><text:span text:style-name="T3">„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text:soft-page-break/>„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7">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text:p>
      <text:p text:style-name="P15">„Jazda, wasze, uchodźcie do Pińska, czy do Diabła, jaka tam Wasza wola.” </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text:span><text:span text:style-name="T3">posłów niezwiązanych z Sobieskim domagało się, aby wprowadził on wojska na pole elekcyjne i w ten </text:span><text:soft-page-break/><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Napijmy się zatem, mości poruczniku, za to spotkanie, w jakże trudnych czasach”, rzekł pan Starczyński.</text:p>
      <text:p text:style-name="P14">„Napijmy się, mości poruczniku”, odpowiedział pan Ostrowski, „aby ta elekcja lepsze czasy przyniosła”.</text:p>
      <text:p text:style-name="P14">„Jednak wierzyć w to trudno, widząc w jakim kierunku to zmierza. Oto prawa tej Rzeczypospolitej na tej elekcji są deptane, sejm chcą skonfederować i fundament wolności naszej, <text:span text:style-name="T13">liberum veto</text:span>, uniemożliwić.” Zatroskany pan Starczyński dolał sobie jeszcze miodu, aby zagłuszyć smutek swego republikańskiego sumienia. O innych bowiem nakazanych mu wykroczeniom przeciw złotym wolnościom wspominać głośno nie chciał.</text:p>
      <text:p text:style-name="P14">„No ale jakże to, liberum veto na sejmie elekcyjnym, jakiegoś króla przecie wybrać trzeba”, zdziwił się pan Ostrowski, „a to już ponad miesiąc dyskutują, nie bardzo wiem o czym”.</text:p>
      <text:p text:style-name="P14">„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Opowiedzże waść, jak to z tą konfederacją?”, kontynuowa<text:span text:style-name="T3">ł</text:span> Ostrowski.</text:p>
      <text:p text:style-name="P14">„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Bo przecież i Koroniarze i Litwini tam byli?”</text:p>
      <text:p text:style-name="P14">„Tak niby, ale wszyscy wiedzą, że pan hetman Radziwiłł pana hetmana Sobieskiego stronnik. Pan kanclerz litewski Pac był przeciwny konfederacji, ale go nie pytano.”</text:p>
      <text:p text:style-name="P14">„A Pan hetman wielki litewski?”</text:p>
      <text:p text:style-name="P14">„Tego... nie było chyba... ale pewnie też by nie pochwalił konfederacji...” Tu przerwał pan Starczyński i napił się miodu. „To przednia sprawa, że takie miody tu mają, o i wino też! Nie masz wina nad węgrzyna!”</text:p>
      <text:p text:style-name="P14">„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3">salvator</text:span>, i na pohybel Turkom i magnatom!”</text:p>
      <text:p text:style-name="P14"><text:soft-page-break/>„Turkom na pohybel!”, odpowiedzieli zgodnie przyjaciele.</text:p>
      <text:p text:style-name="P14">„No ale powiadaj, wasze, co dalej z tą konfederacją?” dopytywał się Ostrowski, gdy gruby szlachcic poszedł agitować do innych stolików. </text:p>
      <text:p text:style-name="P14">„Sejm ma być skonfederowany od jutra, potem ma się dokonać elekcji, a potem ustalić <text:span text:style-name="T13">pacta conventa</text:span>. Ma to uspokoić szlachtę i wykluczyć podejrzenie wyboru króla przez wąskie grono senatorów.”</text:p>
      <text:p text:style-name="P14">„To właśnie jest przecież elekcja <text:span text:style-name="T13">viritim</text:span>, że nie sami senatorowie króla wybierają. Chwalić Boga należy, że na to się zdecydowano.”</text:p>
      <text:p text:style-name="P14">„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 „Zerwać sejm? Zerwać unię? Toż to jest dopiero uzurpacja, jak może kanclerz Pac stawiać się ponad prawem i wolą reszty senatorów? I to mi waszmość jako obronę wolności pokazujecie?”</text:p>
      <text:p text:style-name="P14">„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text:soft-page-break/>„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 „Sądem nam tu grozicie? I tak my nad wami tu sąd zrobić możemy, i to teraz!”</text:p>
      <text:p text:style-name="P14">„Bacz do kogo mówisz, wojewodo!” zerwał się Maciej Gosiewski, generał artylerii litewskiej, „jak śmiesz przerywać kanclerzowi wielkiemu!”</text:p>
      <text:p text:style-name="P14">Już się brali do szabel, gdy biskup Trzebicki wpadł między nich, „Pax, pax!” wołając,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3">„Księstwo Litewskie cudzoziemską kandydaturę zatem popiera, czy tylko księstwa onego kanclerz? Czy ktoś w tej sali cudzoziemca jakiegoś kandydatem postawi?”</text:p>
      <text:p text:style-name="P23">Wtedy biskup Trzebicki wskazał na Austriaków: </text:p>
      <text:p text:style-name="P23">„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2" text:note-class="endnote"><text:note-citation>2</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text:soft-page-break/>Pan kanclerz wielki litewski spojrzał na oniemiałych nagle posłów autriackich, na skamieniałych biskupów, na skupione twarze litewskich senatorów i nielicznych pozostałych w sali koroniarzy. </text:p>
      <text:p text:style-name="P24">„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oft-page-break/><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3">„Co to za tumult? Bijatyka?”, zaczął pytać dowódca dragonów Sobieskiego, potem ujrzał trupy rozciągnięte na piasku, „Mord na polu elekcji?”</text:p>
      <text:p text:style-name="P23">„Ci oto żołnierze nas pałaszami traktowali...”, rzekł jeden ze szlachty.</text:p>
      <text:p text:style-name="P23">Wiśniowiecki zamierzał milczeć dumnie, lecz nie wytrzymał: </text:p>
      <text:p text:style-name="P23">„Ta hołota nas napadła...”</text:p>
      <text:p text:style-name="P23">„Hołota? Jaka? Ja widzę, że to wyście tych szlachciców żelazem potraktowali. Kto wy?”</text:p>
      <text:p text:style-name="P23">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3">„Jam jest książę hetman Wiśniowiecki, nie pozwalajże sobie pułkowniku zbyt wiele...”</text:p>
      <text:p text:style-name="P23">„Jam jest pułkownik Romain w służbie marszałka wielkiego koronnego jegomości. Mam rozkaz jaśnie pana marszałkowski tumulty tutaj karać. Za wszczęcie tumultu kładę areszt na waszeci.”</text:p>
      <text:p text:style-name="P23">Księciu odebrało z oburzenia mowę, zaś pułkownik zwrócił się do dragonów książęcych:</text:p>
      <text:p text:style-name="P23">„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text:soft-page-break/>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5"><text:span text:style-name="T3">„Mikołaj Pac rzekł: infułę sobie kupię</text:span><text:span text:style-name="T3">,</text:span></text:p>
      <text:p text:style-name="P25">to mi wszyscy czapkować będą: cny biskupie,</text:p>
      <text:p text:style-name="P25">I zbuduję w Wilnie pałac. Z tym pałacem</text:p>
      <text:p text:style-name="P25">stanę się prawdziwym Pacem</text:p>
      <text:p text:style-name="P25">i wart będę brata kanclerza,</text:p>
      <text:p text:style-name="P25">co Rzeczpospolitą sprzeniewierza,</text:p>
      <text:p text:style-name="P25">i brata hetmana, co się modli od rana,</text:p>
      <text:p text:style-name="P25">a dla wielkiej chwały Litwy,</text:p>
      <text:p text:style-name="P25">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oft-page-break/><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y nam króluj, rządź i sądź!”</text:p>
      <text:p text:style-name="P5">Sobieski odpowiedział: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oft-page-break/><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oft-page-break/><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3" text:note-class="endnote"><text:note-citation>3</text:note-citation><text:note-body><text:p text:style-name="P21">Przez aklamację wybrano hetmana wielkiego na króla, przez aklamację również zaakceptowano wybór jego syna <text:span text:style-name="T12">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6">„Widzisz Waćpan, zatem mamy teraz twojego Sobieskiego na tronie, albo i całą ich dynastię! Wszystkie nasze prawa orężem podeptane, tyle <text:s/>ludzi pomordowano!” </text:p>
      <text:p text:style-name="P27">„Wolałbyś Waćpan Lotaryńczyka na tronie, albo i samego Habsburga? Rzeczpostolitą jako jeszcze jedną imperium prowincję?”, odparł Ostrowski. </text:p>
      <text:p text:style-name="P27">„Biada temu krajowi, że tylko między wewnętrznym a zagranicznym tyranem ma wybór,” narzekał pan Starczyński.</text:p>
      <text:p text:style-name="P14">„Jedno dobre, że oddzielenia Litwy uniknęliśmy, bo pono to Pacowie knuli”, pocieszał przyjaciela Ostrowski.</text:p>
      <text:p text:style-name="P14">„Tego nie wiesz Waćpan, bo wielu senatorów Litewski,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text:soft-page-break/></text:p>
      <text:list xml:id="list36459531" text:continue-numbering="true" text:style-name="Outline">
        <text:list-item>
          <text:h text:style-name="P29"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4" text:note-class="endnote"><text:note-citation>4</text:note-citation><text:note-body><text:p text:style-name="P21">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5">„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5">„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5">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5">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5">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dy mamy czas, koronację prawdziwą w Krakowie urządzić.”</text:p>
      <text:p text:style-name="P5"><text:soft-page-break/>Morsztyn: „Tak, w Krakowie i nowego króla koronować, i starego pochować nam trzeba. Przy tej okazji stosunki z klerem poprawimy. Klechy niezadowolone, że kilku biskupów pośród zdrajców na Woli gardła dało.”</text:p>
      <text:p text:style-name="P5">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5">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5">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oft-page-break/><text:span text:style-name="T3">natomiast słuszność żalu szlachty nad utraconymi instutucjami takimi jak pospolite ruszenie zauważał. </text:span></text:p>
      <text:p text:style-name="P14">„Gwarant to wolności przecie”, mówił, „bo nie tylko przeciw wrogom zewnętrznym, ale przeciw tyranowi na tronie szlachta za broń chwytać zwykła”</text:p>
      <text:p text:style-name="P14">„Jednak za broń przeciw Turkom jakoś nie chwytali”, mówił pan Ostrowski, „pamiętwasz Wasze jak to myśmy Tatar ganiali, a pospolitacy dobra Sobieskiego plądrowali.”</text:p>
      <text:p text:style-name="P14">„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4">„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5">„Zdrada!”, krzyczał zdrożony jeździec wpadając na spienionym koniu na rynek we Środzie,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2"/>
      <text:list xml:id="list36468402" text:continue-numbering="true" text:style-name="Outline">
        <text:list-item>
          <text:h text:style-name="P29"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5" text:note-class="endnote"><text:note-citation>5</text:note-citation><text:note-body><text:p text:style-name="P21">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6" text:note-class="endnote"><text:note-citation>6</text:note-citation><text:note-body><text:p text:style-name="P21">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7" text:note-class="endnote"><text:note-citation>7</text:note-citation><text:note-body><text:p text:style-name="P21">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04</meta:editing-cycles>
    <meta:creation-date>2014-08-22T08:05:00</meta:creation-date>
    <dc:date>2016-01-03T16:28:45</dc:date>
    <meta:editing-duration>P67DT16H51M24S</meta:editing-duration>
    <meta:generator>OpenOffice/4.1.1$Win32 OpenOffice.org_project/411m6$Build-9775</meta:generator>
    <dc:creator>Mikolaj Trzeciecki</dc:creator>
    <meta:document-statistic meta:table-count="0" meta:image-count="0" meta:object-count="0" meta:page-count="62" meta:paragraph-count="548" meta:word-count="28526" meta:character-count="19397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